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rsid="0007b300" officeooo:paragraph-rsid="0007b300"/>
    </style:style>
    <style:style style:name="P3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7" draw:style-name="gr5" svg:width="1.033cm" svg:height="1.463cm" svg:x="7.325cm" svg:y="3.055cm"><draw:text-box><text:p>Availability</text:p></draw:text-box></draw:frame><draw:frame text:anchor-type="paragraph" draw:z-index="6" draw:style-name="gr4" svg:width="1.562cm" svg:height="1.641cm" svg:x="7.722cm" svg:y="0.647cm"><draw:text-box><text:p>Partition Tolerance</text:p></draw:text-box></draw:frame><draw:frame text:anchor-type="paragraph" draw:z-index="5" draw:style-name="gr3" svg:width="1.853cm" svg:height="0.821cm" svg:x="15.051cm" svg:y="3.082cm"><draw:text-box><text:p/></draw:text-box></draw:frame><draw:frame text:anchor-type="paragraph" draw:z-index="4" draw:style-name="gr2" svg:width="1.747cm" svg:height="0.976cm" svg:x="5.288cm" svg:y="1.362cm"><draw:text-box><text:p>Consistency</text:p></draw:text-box></draw:frame><draw:line text:anchor-type="paragraph" draw:z-index="3" draw:style-name="gr1" draw:text-style-name="P3" svg:x1="9.495cm" svg:y1="3.452cm" svg:x2="7.325cm" svg:y2="2.288cm"><text:p/></draw:line><draw:line text:anchor-type="paragraph" draw:z-index="2" draw:style-name="gr1" draw:text-style-name="P3" svg:x1="6.082cm" svg:y1="3.743cm" svg:x2="7.326cm" svg:y2="2.288cm"><text:p/></draw:line><draw:line text:anchor-type="paragraph" draw:z-index="1" draw:style-name="gr1" draw:text-style-name="P3" svg:x1="7.351cm" svg:y1="0.039cm" svg:x2="7.325cm" svg:y2="2.288cm"><text:p/></draw:line><draw:ellipse text:anchor-type="paragraph" draw:z-index="0" draw:style-name="gr1" draw:text-style-name="P3" svg:width="4.446cm" svg:height="3.758cm" svg:x="5.05cm" svg:y="0.383cm"><text:p/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Key/value = rowkey/column family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08:33:33.384154757</meta:creation-date>
    <dc:date>2014-04-28T08:41:40.136916245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4.2.3.3$Linux_X86_64 LibreOffice_project/420m0$Build-3</meta:generator>
  </office:meta>
</office:document-meta>
</file>